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untNode.getLocationMap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MountNode.MountNode( final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untNode.loadConfiguration( Source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ountNode.locate( Map om , Invok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untNode.build( final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